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PathContainer.decodeAndParsePathSegment( String segm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DefaultPathContainer.ele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PathContainer.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PathContainer.DefaultPathContainer( String path , List &lt; Element &gt; eleme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PathSegment.valueTo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PathSegment.from( String value , String valueToMatch , MultiValueMap &lt; String , String &gt; para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PathSegment.parame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PathContainer.createFromUrlPath( String path , Options options )</text:p>
          </table:table-cell>
          <table:table-cell office:value-type="float" office:value="9">
            <text:p text:style-name="Table_20_Contents">9</text:p>
          </table:table-cell>
          <table:table-cell office:value-type="float" office:value="9">
            <text:p text:style-name="Table_20_Contents">9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DefaultSeparator.encodedSeque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PathSegment.from( String value , String valueToMatc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PathSegment.valueToMatchAsCha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PathSegment.from( String value , DefaultSeparator separato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PathContainer.parsePathParams( String input , Charset charse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DefaultPathContainer.subPath( PathContainer container , int fromIndex , int toIndex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DefaultPathSegment.DefaultPathSegment( String value , String valueToMatch , MultiValueMap &lt; String , String &gt; para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PathContainer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eparator.DefaultSeparator( char separator , String encodedSequen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PathContainer.equals( @ Nullable Object oth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efaultPathSegment.equals( @ Nullable Object oth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efaultPathSegment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eparator.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PathContainer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PathSegment.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PathContainer.parsePathParamValues( String input , Charset charset , MultiValueMap &lt; String , String &gt; outpu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DefaultPathSegment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